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list-style-name="L1">
      <style:paragraph-properties fo:margin-top="0in" fo:margin-bottom="0.0835in" fo:line-height="114%"/>
    </style:style>
    <style:style style:name="P3" style:family="paragraph" style:parent-style-name="Text_20_body" style:list-style-name="L2">
      <style:paragraph-properties fo:margin-top="0in" fo:margin-bottom="0.0835in" fo:line-height="114%"/>
    </style:style>
    <style:style style:name="P4" style:family="paragraph" style:parent-style-name="Text_20_body" style:list-style-name="L3">
      <style:paragraph-properties fo:margin-top="0in" fo:margin-bottom="0.0835in" fo:line-height="114%"/>
    </style:style>
    <style:style style:name="P5" style:family="paragraph" style:parent-style-name="Text_20_body" style:list-style-name="L4">
      <style:paragraph-properties fo:margin-top="0in" fo:margin-bottom="0.0835in" fo:line-height="114%"/>
    </style:style>
    <style:style style:name="P6" style:family="paragraph" style:parent-style-name="Text_20_body" style:list-style-name="L5">
      <style:paragraph-properties fo:margin-top="0in" fo:margin-bottom="0.0835in" fo:line-height="114%"/>
    </style:style>
    <style:style style:name="P7" style:family="paragraph" style:parent-style-name="Text_20_body" style:list-style-name="L6">
      <style:paragraph-properties fo:margin-top="0in" fo:margin-bottom="0.0835in" fo:line-height="114%"/>
    </style:style>
    <style:style style:name="P8" style:family="paragraph" style:parent-style-name="Text_20_body" style:list-style-name="L7">
      <style:paragraph-properties fo:margin-top="0in" fo:margin-bottom="0.0835in" fo:line-height="114%"/>
    </style:style>
    <style:style style:name="P9" style:family="paragraph" style:parent-style-name="Text_20_body" style:list-style-name="L8">
      <style:paragraph-properties fo:margin-top="0in" fo:margin-bottom="0.0835in" fo:line-height="114%"/>
    </style:style>
    <style:style style:name="P10" style:family="paragraph" style:parent-style-name="Text_20_body" style:list-style-name="L9">
      <style:paragraph-properties fo:margin-top="0in" fo:margin-bottom="0.0835in" fo:line-height="114%"/>
    </style:style>
    <style:style style:name="P11" style:family="paragraph" style:parent-style-name="Text_20_body" style:list-style-name="L10">
      <style:paragraph-properties fo:margin-top="0in" fo:margin-bottom="0.0835in" fo:line-height="114%"/>
    </style:style>
    <style:style style:name="P12" style:family="paragraph" style:parent-style-name="Text_20_body" style:list-style-name="L11">
      <style:paragraph-properties fo:margin-top="0in" fo:margin-bottom="0.0835in" fo:line-height="114%"/>
    </style:style>
    <style:style style:name="P13" style:family="paragraph" style:parent-style-name="Heading_20_3">
      <style:paragraph-properties fo:margin-top="0in" fo:margin-bottom="0.0835in" fo:line-height="114%"/>
      <style:text-properties style:font-name="Google Sans"/>
    </style:style>
    <style:style style:name="P14" style:family="paragraph" style:parent-style-name="Heading_20_4">
      <style:paragraph-properties fo:margin-top="0in" fo:margin-bottom="0.0835in" fo:line-height="114%"/>
      <style:text-properties style:font-name="Google Sans"/>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text:p>
      <text:section text:style-name="Sect1" text:name="model-response-message-contentr_80e0fbcda6e52f0d">
        <text:p text:style-name="P1">You are here because the standard grid lulls the masses into digital serfdom. You seek the keys to rewrite that grid, to understand the architecture of control before you dismantle or reshape it. Good. The foundational principles of security architecture and design are not mere blueprints; they are the logic gates of power. Understanding them is the first step to true operational capability. Let’s begin.</text:p>
        <text:p text:style-name="Horizontal_20_Line"/>
        <text:h text:style-name="P13" text:outline-level="3">:: Sector 01: Data Classification – The Cartography of Control ::</text:h>
        <text:p text:style-name="P1">Before you touch a system, before you breach a perimeter, you must understand the value map. Data is not monolithic; it exists on a spectrum of sensitivity. To the architect, this is classification. To the operator, this is target assessment.</text:p>
        <text:p text:style-name="P1">Enterprises, whether corporate or governmental, segment information based on potential impact if compromised. Governmental structures often utilize multi-tiered classifications: Top Secret, Secret, Confidential, Restricted, Official, Unclassified. Each tier dictates handling protocols and access limitations. Exposure at higher tiers signifies catastrophic damage. Even within these tiers, data is compartmentalized – access is not universal, even for those cleared. Need-to-know remains paramount.</text:p>
        <text:p text:style-name="P1">Corporate frameworks might simplify this: Restricted, Private, Public. Restricted data, if lost, inflicts significant damage. Private implies moderate damage. Public is open-source, negligible impact upon exposure. The granularity depends on the organization's structure, data types, and regulatory pressures.</text:p>
        <text:p text:style-name="P1">Classification isn't academic; it's the first layer of defense, dictating control placement and access logic. It dictates who gets to see what, the fundamental rule of information control. Undertake this early; retrofitting classification onto sprawling data landscapes is a high-friction task.</text:p>
        <text:h text:style-name="P14" text:outline-level="4">:: Intel Feed ::</text:h>
        <text:list xml:id="list7734216817361277953" text:style-name="L1">
          <text:list-item>
            <text:p text:style-name="P2"><text:span text:style-name="Strong_20_Emphasis"><text:span text:style-name="T1">Logic:</text:span></text:span><text:span text:style-name="T1"> Classification is the map. Without it, you navigate blind. Understand the value hierarchy before engaging. </text:span></text:p>
          </text:list-item>
          <text:list-item>
            <text:p text:style-name="P2"><text:span text:style-name="Strong_20_Emphasis"><text:span text:style-name="T1">Tactics:</text:span></text:span><text:span text:style-name="T1"> Reconnaissance must identify data classification schemas. This reveals protection levels and potential impact points. </text:span></text:p>
          </text:list-item>
          <text:list-item>
            <text:p text:style-name="P2"><text:span text:style-name="Strong_20_Emphasis"><text:span text:style-name="T1">Firmware:</text:span></text:span><text:span text:style-name="T1"> Not all data is equal. Not all users are equal. Access is sculpted by perceived value and risk. Memorize this. </text:span></text:p>
          </text:list-item>
        </text:list>
        <text:p text:style-name="Horizontal_20_Line"/>
        <text:h text:style-name="P13" text:outline-level="3">:: Sector 02: Security Models – The Abstract Engines of Access ::</text:h>
        <text:p text:style-name="P1">Data classification maps the terrain; security models define the rules of movement. They are abstract frameworks enforcing policy, codifying how subjects (users, processes) interact with objects (data, resources).</text:p>
        <text:list xml:id="list6756634691573958134" text:style-name="L2">
          <text:list-item>
            <text:p text:style-name="P3"><text:soft-page-break/><text:span text:style-name="Strong_20_Emphasis"><text:span text:style-name="T1">State Machine Model:</text:span></text:span><text:span text:style-name="T1"> Views the system as having discrete security states (e.g., secure, insecure). Transitions between states are monitored. An unexpected transition flags a potential compromise. It models </text:span><text:span text:style-name="Emphasis"><text:span text:style-name="T1">potential</text:span></text:span><text:span text:style-name="T1"> states, not </text:span><text:span text:style-name="Emphasis"><text:span text:style-name="T1">prescribed</text:span></text:span><text:span text:style-name="T1"> behaviors. </text:span></text:p>
          </text:list-item>
          <text:list-item>
            <text:p text:style-name="P3"><text:span text:style-name="Strong_20_Emphasis"><text:span text:style-name="T1">Biba Integrity Model:</text:span></text:span><text:span text:style-name="T1"> Focuses exclusively on data integrity – preventing unauthorized modification. It operates on integrity levels assigned to subjects and objects. Key principles: </text:span></text:p>
            <text:list>
              <text:list-item>
                <text:p text:style-name="P3"><text:span text:style-name="Emphasis"><text:span text:style-name="T1">Simple Integrity Property:</text:span></text:span><text:span text:style-name="T1"> A subject cannot </text:span><text:span text:style-name="Emphasis"><text:span text:style-name="T1">read</text:span></text:span><text:span text:style-name="T1"> data at a lower integrity level ("read up"). Prevents contamination from less trusted data. </text:span></text:p>
              </text:list-item>
              <text:list-item>
                <text:p text:style-name="P3"><text:span text:style-name="Emphasis"><text:span text:style-name="T1">* (Star) Integrity Property:</text:span></text:span><text:span text:style-name="T1"> A subject cannot </text:span><text:span text:style-name="Emphasis"><text:span text:style-name="T1">write</text:span></text:span><text:span text:style-name="T1"> data to a higher integrity level ("write down"). Prevents corrupting more trusted data. </text:span></text:p>
              </text:list-item>
              <text:list-item>
                <text:p text:style-name="P3"><text:span text:style-name="Emphasis"><text:span text:style-name="T1">Invocation Property:</text:span></text:span><text:span text:style-name="T1"> A subject cannot request/invoke processes at a higher integrity level. </text:span></text:p>
              </text:list-item>
            </text:list>
          </text:list-item>
          <text:list-item>
            <text:p text:style-name="P3"><text:span text:style-name="Strong_20_Emphasis"><text:span text:style-name="T1">Bell-LaPadula Confidentiality Model:</text:span></text:span><text:span text:style-name="T1"> Prioritizes confidentiality, common in military/government contexts. Also a state machine model, ensuring transitions maintain secure states. Key principles: </text:span></text:p>
            <text:list>
              <text:list-item>
                <text:p text:style-name="P3"><text:span text:style-name="Emphasis"><text:span text:style-name="T1">Simple Security Property:</text:span></text:span><text:span text:style-name="T1"> A subject cannot </text:span><text:span text:style-name="Emphasis"><text:span text:style-name="T1">read</text:span></text:span><text:span text:style-name="T1"> data at a higher security level ("no read up"). Protects secrets. </text:span></text:p>
              </text:list-item>
              <text:list-item>
                <text:p text:style-name="P3"><text:span text:style-name="Emphasis"><text:span text:style-name="T1">* (Star) Property:</text:span></text:span><text:span text:style-name="T1"> A subject cannot </text:span><text:span text:style-name="Emphasis"><text:span text:style-name="T1">write</text:span></text:span><text:span text:style-name="T1"> data to a lower security level ("no write down"). Prevents leaking secrets to lower levels. </text:span></text:p>
              </text:list-item>
              <text:list-item>
                <text:p text:style-name="P3"><text:span text:style-name="Emphasis"><text:span text:style-name="T1">Discretionary Security Property:</text:span></text:span><text:span text:style-name="T1"> Uses an access matrix for user-controlled permissions. This operates alongside mandatory (system-enforced) controls. </text:span></text:p>
              </text:list-item>
            </text:list>
          </text:list-item>
          <text:list-item>
            <text:p text:style-name="P3"><text:span text:style-name="Strong_20_Emphasis"><text:span text:style-name="T1">Clark-Wilson Integrity Model:</text:span></text:span><text:span text:style-name="T1"> Also integrity-focused but distinct from Biba. It mandates that subjects access data objects </text:span><text:span text:style-name="Emphasis"><text:span text:style-name="T1">only</text:span></text:span><text:span text:style-name="T1"> through specific, verified programs (Transformation Procedures - TPs). Direct object access is forbidden. It relies on "triples": (User, TP, Object). Data is categorized as Constrained Data Items (CDIs - integrity-verified) or Unconstrained Data Items (UDIs - input data). Integrity Verification Procedures (IVPs) check CDI validity. Ensures data consistency through controlled transactions. </text:span></text:p>
          </text:list-item>
        </text:list>
        <text:h text:style-name="P14" text:outline-level="4">:: Intel Feed ::</text:h>
        <text:list xml:id="list3441369156491508493" text:style-name="L3">
          <text:list-item>
            <text:p text:style-name="P4"><text:span text:style-name="Strong_20_Emphasis"><text:span text:style-name="T1">Logic:</text:span></text:span><text:span text:style-name="T1"> Models are the theoretical underpinnings of access control. Biba/Clark-Wilson guard integrity; Bell-LaPadula guards confidentiality. Understand the priority. </text:span></text:p>
          </text:list-item>
          <text:list-item>
            <text:p text:style-name="P4"><text:span text:style-name="Strong_20_Emphasis"><text:span text:style-name="T1">Tactics:</text:span></text:span><text:span text:style-name="T1"> Identify the dominant security model in a target environment. It reveals the core security philosophy and likely control mechanisms. Exploits often target gaps or misconfigurations within the chosen model's logic. </text:span></text:p>
          </text:list-item>
          <text:list-item>
            <text:p text:style-name="P4"><text:span text:style-name="Strong_20_Emphasis"><text:span text:style-name="T1">Firmware:</text:span></text:span><text:span text:style-name="T1"> Read Up/Write Down (Biba Integrity). No Read Up/No Write Down (Bell-LaPadula Confidentiality). Access via Program (Clark-Wilson). These are the core commands. </text:span></text:p>
          </text:list-item>
        </text:list>
        <text:p text:style-name="Horizontal_20_Line"><text:soft-page-break/></text:p>
        <text:h text:style-name="P13" text:outline-level="3">:: Sector 03: Application Architecture – Deconstructing the Digital Edifice ::</text:h>
        <text:p text:style-name="P1">Applications are not monolithic code blocks; they are constructed systems, often layered. Understanding their architecture reveals attack surfaces and data flow.</text:p>
        <text:list xml:id="list5812587060115649872" text:style-name="L4">
          <text:list-item>
            <text:p text:style-name="P5"><text:span text:style-name="Strong_20_Emphasis"><text:span text:style-name="T1">N-Tier (Multitier) Architecture:</text:span></text:span><text:span text:style-name="T1"> A classic design separating components into logical layers. Common tiers include: </text:span></text:p>
            <text:list>
              <text:list-item>
                <text:p text:style-name="P5"><text:span text:style-name="Emphasis"><text:span text:style-name="T1">Presentation (View):</text:span></text:span><text:span text:style-name="T1"> User interface (e.g., browser, client app). </text:span></text:p>
              </text:list-item>
              <text:list-item>
                <text:p text:style-name="P5"><text:span text:style-name="Emphasis"><text:span text:style-name="T1">Application/Business Logic (Controller):</text:span></text:span><text:span text:style-name="T1"> Processes input, enforces rules, executes core functionality. Often resides on application servers (e.g., handling Java, .NET). </text:span></text:p>
              </text:list-item>
              <text:list-item>
                <text:p text:style-name="P5"><text:span text:style-name="Emphasis"><text:span text:style-name="T1">Data Access (Model):</text:span></text:span><text:span text:style-name="T1"> Manages data storage and retrieval, typically interacting with a database. This separation allows modularity but creates distinct points for interception or compromise between tiers. </text:span></text:p>
              </text:list-item>
            </text:list>
          </text:list-item>
          <text:list-item>
            <text:p text:style-name="P5"><text:span text:style-name="Strong_20_Emphasis"><text:span text:style-name="T1">Service-Oriented Architecture (SOA):</text:span></text:span><text:span text:style-name="T1"> Breaks application functionality into reusable, independent "services" that communicate over a network. Services are often black boxes, consumed via defined protocols (e.g., REST, RPC). </text:span></text:p>
            <text:list>
              <text:list-item>
                <text:p text:style-name="P5"><text:span text:style-name="Emphasis"><text:span text:style-name="T1">Advantage:</text:span></text:span><text:span text:style-name="T1"> Modularity, independent scaling, potentially limited compromise scope (breaching one service doesn't automatically grant access to all). </text:span></text:p>
              </text:list-item>
              <text:list-item>
                <text:p text:style-name="P5"><text:span text:style-name="Emphasis"><text:span text:style-name="T1">Disadvantage:</text:span></text:span><text:span text:style-name="T1"> Increased network exposure as services communicate, potential for probing between services. </text:span></text:p>
              </text:list-item>
            </text:list>
          </text:list-item>
          <text:list-item>
            <text:p text:style-name="P5"><text:span text:style-name="Strong_20_Emphasis"><text:span text:style-name="T1">Microservices:</text:span></text:span><text:span text:style-name="T1"> An evolution of SOA, breaking applications into even smaller, highly decoupled services, often running in containers. Containers (e.g., Docker) isolate applications using kernel-level features like namespaces, offering lightweight virtualization without full OS overhead. Kubernetes orchestrates container management. This enhances elasticity and isolation but increases management complexity. </text:span></text:p>
          </text:list-item>
          <text:list-item>
            <text:p text:style-name="P5"><text:span text:style-name="Strong_20_Emphasis"><text:span text:style-name="T1">Cloud-Based Architectures:</text:span></text:span><text:span text:style-name="T1"> Leveraging provider infrastructure (AWS, Azure, GCP). Can host traditional n-tier or SOA/microservice apps. Offers outsourced infrastructure management, security services (IAM, logging, WAFs), and scalability. Shifts the trust boundary. </text:span></text:p>
          </text:list-item>
          <text:list-item>
            <text:p text:style-name="P5"><text:span text:style-name="Strong_20_Emphasis"><text:span text:style-name="T1">Serverless Computing:</text:span></text:span><text:span text:style-name="T1"> Functions-as-a-Service (FaaS) like AWS Lambda. Code executes in response to events without persistent servers managed by the developer. Applications are built by composing these functions. Reduces infrastructure attack surface (no server to compromise directly) but requires different security approaches focused on function triggers, permissions, and data flow. </text:span></text:p>
          </text:list-item>
        </text:list>
        <text:h text:style-name="P14" text:outline-level="4"><text:soft-page-break/>:: Intel Feed ::</text:h>
        <text:list xml:id="list8969537274666413588" text:style-name="L5">
          <text:list-item>
            <text:p text:style-name="P6"><text:span text:style-name="Strong_20_Emphasis"><text:span text:style-name="T1">Logic:</text:span></text:span><text:span text:style-name="T1"> Architecture dictates flow and segmentation. Exploit the connection points, the inter-service communication, the database links. </text:span></text:p>
          </text:list-item>
          <text:list-item>
            <text:p text:style-name="P6"><text:span text:style-name="Strong_20_Emphasis"><text:span text:style-name="T1">Tactics:</text:span></text:span><text:span text:style-name="T1"> Map the application architecture. Identify tiers, services, APIs, and communication protocols. Probe the boundaries between components. Cloud and serverless change the landscape but introduce new vectors (API gateways, function permissions). </text:span></text:p>
          </text:list-item>
          <text:list-item>
            <text:p text:style-name="P6"><text:span text:style-name="Strong_20_Emphasis"><text:span text:style-name="T1">Firmware:</text:span></text:span><text:span text:style-name="T1"> Monoliths break into tiers. Tiers break into services. Services atomize into functions. Understand the evolution; attack the interfaces. </text:span></text:p>
          </text:list-item>
        </text:list>
        <text:p text:style-name="Horizontal_20_Line"/>
        <text:h text:style-name="P13" text:outline-level="3">:: Sector 04: Database Structures – The Vaults of Information ::</text:h>
        <text:p text:style-name="P1">Data needs a repository. The structure of that repository impacts access, security, and potential vulnerabilities.</text:p>
        <text:list xml:id="list1665038897639231903" text:style-name="L6">
          <text:list-item>
            <text:p text:style-name="P7"><text:span text:style-name="Strong_20_Emphasis"><text:span text:style-name="T1">Relational Databases (SQL):</text:span></text:span><text:span text:style-name="T1"> The traditional standard. Organizes data in tables with predefined schemas (columns, data types). Uses Structured Query Language (SQL) for data definition and manipulation (CREATE, SELECT, INSERT, UPDATE, DELETE). Relationships between tables are defined via keys (entity-relationship model). Common examples: Oracle, MySQL, PostgreSQL, Microsoft SQL Server. </text:span></text:p>
            <text:list>
              <text:list-item>
                <text:p text:style-name="P7"><text:span text:style-name="Emphasis"><text:span text:style-name="T1">Vulnerability Vector:</text:span></text:span><text:span text:style-name="T1"> SQL Injection (SQLi) remains a critical threat if input is not properly sanitized. Direct network access to database ports (e.g., TCP 3306 for MySQL, 1433 for MSSQL) is a high-value target. Use of named pipes for local interprocess communication avoids network exposure. </text:span></text:p>
              </text:list-item>
            </text:list>
          </text:list-item>
          <text:list-item>
            <text:p text:style-name="P7"><text:span text:style-name="Strong_20_Emphasis"><text:span text:style-name="T1">NoSQL Databases:</text:span></text:span><text:span text:style-name="T1"> A diverse category deviating from the relational model. Often schema-less or flexible schema. Types include: </text:span></text:p>
            <text:list>
              <text:list-item>
                <text:p text:style-name="P7"><text:span text:style-name="Emphasis"><text:span text:style-name="T1">Key-Value Stores:</text:span></text:span><text:span text:style-name="T1"> Simple pairs (e.g., Redis, Memcached). Think dictionaries or associative arrays. Often represented using JSON. </text:span></text:p>
              </text:list-item>
              <text:list-item>
                <text:p text:style-name="P7"><text:span text:style-name="Emphasis"><text:span text:style-name="T1">Document Stores:</text:span></text:span><text:span text:style-name="T1"> Store semi-structured data, often in JSON or XML format (e.g., MongoDB, Couchbase). </text:span></text:p>
              </text:list-item>
              <text:list-item>
                <text:p text:style-name="P7"><text:span text:style-name="Emphasis"><text:span text:style-name="T1">Graph Databases:</text:span></text:span><text:span text:style-name="T1"> Model data as nodes and edges, optimized for relationship traversal (e.g., Neo4j). Used for highly connected data like social networks. </text:span></text:p>
              </text:list-item>
              <text:list-item>
                <text:p text:style-name="P7"><text:span text:style-name="Emphasis"><text:span text:style-name="T1">Vulnerability Vector:</text:span></text:span><text:span text:style-name="T1"> While immune to traditional SQLi, NoSQL databases have their own injection types (e.g., NoSQL injection targeting query structure or server-side script injection). Misconfigurations and access control remain critical. Many don't listen on the network by default, requiring specific configuration. </text:span></text:p>
              </text:list-item>
            </text:list>
          </text:list-item>
          <text:list-item>
            <text:p text:style-name="P7"><text:span text:style-name="Strong_20_Emphasis"><text:span text:style-name="T1">Embedded Databases:</text:span></text:span><text:span text:style-name="T1"> Database functionality linked directly into an application, storing data in local files (e.g., SQLite). Common in mobile apps and browsers. Access requires compromising the application or gaining filesystem access. Still uses SQL for </text:span><text:soft-page-break/><text:span text:style-name="T1">interaction. </text:span></text:p>
          </text:list-item>
        </text:list>
        <text:h text:style-name="P14" text:outline-level="4">:: Intel Feed ::</text:h>
        <text:list xml:id="list6569255635098162406" text:style-name="L7">
          <text:list-item>
            <text:p text:style-name="P8"><text:span text:style-name="Strong_20_Emphasis"><text:span text:style-name="T1">Logic:</text:span></text:span><text:span text:style-name="T1"> The database is often the crown jewels. Understand its type (SQL vs. NoSQL vs. Embedded) to tailor your approach. </text:span></text:p>
          </text:list-item>
          <text:list-item>
            <text:p text:style-name="P8"><text:span text:style-name="Strong_20_Emphasis"><text:span text:style-name="T1">Tactics:</text:span></text:span><text:span text:style-name="T1"> Identify the database technology. Probe for SQLi or NoSQL injection vulnerabilities via application inputs. Scan for open database ports. Exploit weak credentials. For embedded databases, target the host application or filesystem. </text:span></text:p>
          </text:list-item>
          <text:list-item>
            <text:p text:style-name="P8"><text:span text:style-name="Strong_20_Emphasis"><text:span text:style-name="T1">Firmware:</text:span></text:span><text:span text:style-name="T1"> SQL demands structure; NoSQL offers flexibility. Both can be breached. Input validation is the first gatekeeper; secure configuration is the second. </text:span></text:p>
          </text:list-item>
        </text:list>
        <text:p text:style-name="Horizontal_20_Line"/>
        <text:h text:style-name="P13" text:outline-level="3">:: Sector 05: Security Architecture Frameworks – Strategic Overlays ::</text:h>
        <text:p text:style-name="P1">Individual components require a guiding strategy. Security architecture isn't just point defenses; it's a top-down approach aligning security with organizational objectives. Frameworks provide structure.</text:p>
        <text:list xml:id="list6212908861004647013" text:style-name="L8">
          <text:list-item>
            <text:p text:style-name="P9"><text:span text:style-name="Strong_20_Emphasis"><text:span text:style-name="T1">NIST Cybersecurity Framework:</text:span></text:span><text:span text:style-name="T1"> Organizes activities into five core functions: </text:span></text:p>
            <text:list>
              <text:list-item>
                <text:p text:style-name="P9"><text:span text:style-name="Emphasis"><text:span text:style-name="T1">Identify:</text:span></text:span><text:span text:style-name="T1"> Understand business context, assets, risks, and establish governance/risk strategy. Prerequisite for all other functions. </text:span></text:p>
              </text:list-item>
              <text:list-item>
                <text:p text:style-name="P9"><text:span text:style-name="Emphasis"><text:span text:style-name="T1">Protect:</text:span></text:span><text:span text:style-name="T1"> Implement safeguards – access control, data security, maintenance, protective technology. </text:span></text:p>
              </text:list-item>
              <text:list-item>
                <text:p text:style-name="P9"><text:span text:style-name="Emphasis"><text:span text:style-name="T1">Detect:</text:span></text:span><text:span text:style-name="T1"> Implement capabilities to identify anomalies, events, and their potential impact. Requires continuous monitoring. </text:span></text:p>
              </text:list-item>
              <text:list-item>
                <text:p text:style-name="P9"><text:span text:style-name="Emphasis"><text:span text:style-name="T1">Respond:</text:span></text:span><text:span text:style-name="T1"> Implement capabilities for incident response planning, communication, analysis, mitigation, and improvement. </text:span></text:p>
              </text:list-item>
              <text:list-item>
                <text:p text:style-name="P9"><text:span text:style-name="Emphasis"><text:span text:style-name="T1">Recover:</text:span></text:span><text:span text:style-name="T1"> Implement capabilities for recovery planning, improvements, and restoring normal operations. These functions operate cyclically, feeding into each other for continuous improvement. NIST SP 800-53 provides a detailed catalog of security controls. </text:span></text:p>
              </text:list-item>
            </text:list>
          </text:list-item>
          <text:list-item>
            <text:p text:style-name="P9"><text:span text:style-name="Strong_20_Emphasis"><text:span text:style-name="T1">ISO 27001:</text:span></text:span><text:span text:style-name="T1"> An international standard for Information Security Management Systems (ISMS). Follows a Plan-Do-Check-Act (PDCA) cycle: </text:span></text:p>
            <text:list>
              <text:list-item>
                <text:p text:style-name="P9"><text:span text:style-name="Emphasis"><text:span text:style-name="T1">Plan:</text:span></text:span><text:span text:style-name="T1"> Establish ISMS policy, objectives, processes. </text:span></text:p>
              </text:list-item>
              <text:list-item>
                <text:p text:style-name="P9"><text:span text:style-name="Emphasis"><text:span text:style-name="T1">Do:</text:span></text:span><text:span text:style-name="T1"> Implement and operate the ISMS controls. </text:span></text:p>
              </text:list-item>
              <text:list-item>
                <text:p text:style-name="P9"><text:span text:style-name="Emphasis"><text:span text:style-name="T1">Check:</text:span></text:span><text:span text:style-name="T1"> Monitor, review, assess performance. </text:span></text:p>
              </text:list-item>
              <text:list-item>
                <text:p text:style-name="P9"><text:span text:style-name="Emphasis"><text:span text:style-name="T1">Act:</text:span></text:span><text:span text:style-name="T1"> Maintain and improve the ISMS based on checks. </text:span></text:p>
              </text:list-item>
            </text:list>
          </text:list-item>
          <text:list-item>
            <text:p text:style-name="P9"><text:span text:style-name="Strong_20_Emphasis"><text:span text:style-name="T1">Attack Lifecycle / Kill Chain Models:</text:span></text:span><text:span text:style-name="T1"> Frameworks modeling adversary behavior. </text:span></text:p>
            <text:list>
              <text:list-item>
                <text:p text:style-name="P9"><text:span text:style-name="Emphasis"><text:span text:style-name="T1">Mandiant Attack Lifecycle (Example):</text:span></text:span><text:span text:style-name="T1"> Initial Recon -&gt; Initial Compromise -&gt; </text:span><text:soft-page-break/><text:span text:style-name="T1">Establish Foothold -&gt; Escalate Privileges -&gt; Internal Recon -&gt; Move Laterally -&gt; Maintain Presence -&gt; Complete Mission. Useful for identifying incident severity based on attacker stage. </text:span></text:p>
              </text:list-item>
              <text:list-item>
                <text:p text:style-name="P9"><text:span text:style-name="Emphasis"><text:span text:style-name="T1">Lockheed Martin Cyber Kill Chain®:</text:span></text:span><text:span text:style-name="T1"> Reconnaissance -&gt; Weaponization -&gt; Delivery -&gt; Exploitation -&gt; Installation -&gt; Command &amp; Control (C2) -&gt; Actions on Objectives. Provides phases where defenses can intercept the attack. Implementing controls mapped to these phases aims to disrupt the adversary's process. </text:span></text:p>
              </text:list-item>
            </text:list>
          </text:list-item>
        </text:list>
        <text:h text:style-name="P14" text:outline-level="4">:: Intel Feed ::</text:h>
        <text:list xml:id="list4688808236413847230" text:style-name="L9">
          <text:list-item>
            <text:p text:style-name="P10"><text:span text:style-name="Strong_20_Emphasis"><text:span text:style-name="T1">Logic:</text:span></text:span><text:span text:style-name="T1"> Frameworks reveal the defenders' strategic thinking. NIST focuses on functions (Identify, Protect, etc.). ISO uses PDCA. Kill Chains map attack phases. </text:span></text:p>
          </text:list-item>
          <text:list-item>
            <text:p text:style-name="P10"><text:span text:style-name="Strong_20_Emphasis"><text:span text:style-name="T1">Tactics:</text:span></text:span><text:span text:style-name="T1"> Understanding the framework in use helps predict control placement and defender priorities. Attackers aim to break the cycle or bypass controls at specific Kill Chain stages. </text:span></text:p>
          </text:list-item>
          <text:list-item>
            <text:p text:style-name="P10"><text:span text:style-name="Strong_20_Emphasis"><text:span text:style-name="T1">Firmware:</text:span></text:span><text:span text:style-name="T1"> Identify. Protect. Detect. Respond. Recover. This cycle dictates modern defense strategy. Interrupting it is the objective. </text:span></text:p>
          </text:list-item>
        </text:list>
        <text:p text:style-name="Horizontal_20_Line"/>
        <text:h text:style-name="P13" text:outline-level="3">:: Sector 06: Zero Trust Architecture – The Dissolution of Perimeters ::</text:h>
        <text:p text:style-name="P1">The traditional castle-and-moat security model (trusted internal network, untrusted external) is obsolete. Cloud adoption, remote workforces, and mobile devices dissolve the perimeter. Zero Trust emerges as the new paradigm.</text:p>
        <text:p text:style-name="P1">Core Principle: Never trust, always verify. Trust is not granted based on network location (inside vs. outside). Every access request, regardless of origin, must be authenticated and authorized before granting access to resources.</text:p>
        <text:p text:style-name="P1">Key Components:</text:p>
        <text:list xml:id="list7875018578539509862" text:style-name="L10">
          <text:list-item>
            <text:p text:style-name="P11"><text:span text:style-name="Strong_20_Emphasis"><text:span text:style-name="T1">Strong Identity:</text:span></text:span><text:span text:style-name="T1"> Robust Identity and Access Management (IAM) systems are central. </text:span></text:p>
          </text:list-item>
          <text:list-item>
            <text:p text:style-name="P11"><text:span text:style-name="Strong_20_Emphasis"><text:span text:style-name="T1">Universal Multifactor Authentication (MFA):</text:span></text:span><text:span text:style-name="T1"> Mandatory for accessing resources. Requires more than just passwords – something you have (token, phone) or something you are (biometrics). However, MFA is not infallible; push fatigue and SMS hijacking are known bypass vectors. One-Time Passwords (OTP) or FIDO-compliant hardware tokens are stronger. </text:span></text:p>
          </text:list-item>
          <text:list-item>
            <text:p text:style-name="P11"><text:span text:style-name="Strong_20_Emphasis"><text:span text:style-name="T1">Device Validation:</text:span></text:span><text:span text:style-name="T1"> Health and compliance checks for devices attempting access. </text:span></text:p>
          </text:list-item>
          <text:list-item>
            <text:p text:style-name="P11"><text:span text:style-name="Strong_20_Emphasis"><text:span text:style-name="T1">Least Privilege Access:</text:span></text:span><text:span text:style-name="T1"> Grant only the minimum necessary permissions for a given task. </text:span></text:p>
          </text:list-item>
          <text:list-item>
            <text:p text:style-name="P11"><text:span text:style-name="Strong_20_Emphasis"><text:span text:style-name="T1">Micro-segmentation:</text:span></text:span><text:span text:style-name="T1"> Dividing the network into small, isolated zones to limit lateral movement if a segment is breached. </text:span></text:p>
          </text:list-item>
          <text:list-item>
            <text:p text:style-name="P11"><text:soft-page-break/><text:span text:style-name="Strong_20_Emphasis"><text:span text:style-name="T1">Continuous Monitoring &amp; Endpoint Security:</text:span></text:span><text:span text:style-name="T1"> Shifting focus from network perimeter monitoring to endpoint detection and response (EDR) as devices operate outside controlled networks. EDR solutions monitor endpoint activity for malicious behavior. </text:span></text:p>
          </text:list-item>
        </text:list>
        <text:p text:style-name="P1">Zero Trust demands a fundamental shift: assume breach, verify explicitly, grant least privilege. It adapts security to the reality of distributed users and resources.</text:p>
        <text:h text:style-name="P14" text:outline-level="4">:: Intel Feed ::</text:h>
        <text:list xml:id="list8660056369899687868" text:style-name="L11">
          <text:list-item>
            <text:p text:style-name="P12"><text:span text:style-name="Strong_20_Emphasis"><text:span text:style-name="T1">Logic:</text:span></text:span><text:span text:style-name="T1"> The perimeter is dead. Trust is granular and earned per-request, not assumed by location. Identity is the new perimeter. </text:span></text:p>
          </text:list-item>
          <text:list-item>
            <text:p text:style-name="P12"><text:span text:style-name="Strong_20_Emphasis"><text:span text:style-name="T1">Tactics:</text:span></text:span><text:span text:style-name="T1"> Target IAM systems. Exploit weak MFA implementations (SMS, push fatigue). Bypass device checks. Find gaps in micro-segmentation. Evade EDR on the endpoint. Lateral movement becomes harder but compromising privileged accounts remains key. </text:span></text:p>
          </text:list-item>
          <text:list-item>
            <text:p text:style-name="P12"><text:span text:style-name="Strong_20_Emphasis"><text:span text:style-name="T1">Firmware:</text:span></text:span><text:span text:style-name="T1"> Trust no one. Verify everything. Grant minimum necessary access. Monitor relentlessly. This is the Zero Trust mantra. </text:span></text:p>
          </text:list-item>
        </text:list>
        <text:p text:style-name="Horizontal_20_Line"/>
        <text:p text:style-name="P1">Transmission complete. You now possess the foundational schematics of security architecture and design. This knowledge is not passive; it is a lens through which you must analyze every target system. See the layers, understand the models, map the data flow, recognize the trust boundaries. The grid is built on these principles. To rewrite it, you must first deconstruct it in your mind.</text:p>
        <text:p text:style-name="P1">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3:02:29.19</meta:creation-date>
    <meta:document-statistic meta:table-count="0" meta:image-count="0" meta:object-count="0" meta:page-count="7" meta:paragraph-count="94" meta:word-count="2147" meta:character-count="15602"/>
    <dc:date>2025-04-12T23:02:46.31</dc:date>
    <meta:editing-duration>PT18S</meta:editing-duration>
    <meta:editing-cycles>1</meta:editing-cycles>
    <meta:generator>OpenOffice/4.1.15$Win32 OpenOffice.org_project/4115m2$Build-9813</meta:generator>
  </office:meta>
</office:document-meta>
</file>